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rdList" style:family="table">
      <style:table-properties style:width="16.949cm" fo:margin-left="0.064cm" table:align="left"/>
    </style:style>
    <style:style style:name="CardList.A" style:family="table-column">
      <style:table-column-properties style:column-width="2.593cm"/>
    </style:style>
    <style:style style:name="CardList.B" style:family="table-column">
      <style:table-column-properties style:column-width="1.085cm"/>
    </style:style>
    <style:style style:name="CardList.C" style:family="table-column">
      <style:table-column-properties style:column-width="1.879cm"/>
    </style:style>
    <style:style style:name="CardList.D" style:family="table-column">
      <style:table-column-properties style:column-width="8.493cm"/>
    </style:style>
    <style:style style:name="CardList.E" style:family="table-column">
      <style:table-column-properties style:column-width="1.191cm"/>
    </style:style>
    <style:style style:name="CardList.F" style:family="table-column">
      <style:table-column-properties style:column-width="1.709cm"/>
    </style:style>
    <style:style style:name="CardList.A1" style:family="table-cell">
      <style:table-cell-properties fo:padding="0.097cm" fo:border-left="0.05pt solid #000000" fo:border-right="none" fo:border-top="0.05pt solid #000000" fo:border-bottom="0.05pt solid #000000"/>
    </style:style>
    <style:style style:name="CardList.F1" style:family="table-cell">
      <style:table-cell-properties fo:padding="0.097cm" fo:border="0.05pt solid #000000"/>
    </style:style>
    <style:style style:name="CardList.A2" style:family="table-cell">
      <style:table-cell-properties fo:padding="0.097cm" fo:border-left="0.05pt solid #000000" fo:border-right="none" fo:border-top="none" fo:border-bottom="0.05pt solid #000000"/>
    </style:style>
    <style:style style:name="CardList.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1996e7" officeooo:paragraph-rsid="001996e7"/>
    </style:style>
    <style:style style:name="P2" style:family="paragraph" style:parent-style-name="Standard">
      <style:text-properties style:font-name="Arial" officeooo:rsid="001996e7" officeooo:paragraph-rsid="001c0d2d"/>
    </style:style>
    <style:style style:name="P3" style:family="paragraph" style:parent-style-name="Standard">
      <style:text-properties style:font-name="Arial" officeooo:rsid="001c0d2d" officeooo:paragraph-rsid="001c0d2d"/>
    </style:style>
    <style:style style:name="P4" style:family="paragraph" style:parent-style-name="Standard">
      <style:text-properties style:font-name="Arial" officeooo:rsid="001c0d2d" officeooo:paragraph-rsid="00222f3c"/>
    </style:style>
    <style:style style:name="P5" style:family="paragraph" style:parent-style-name="Standard">
      <style:text-properties style:font-name="Arial" officeooo:rsid="001d01be" officeooo:paragraph-rsid="001d01be"/>
    </style:style>
    <style:style style:name="P6" style:family="paragraph" style:parent-style-name="Standard">
      <style:text-properties style:font-name="Arial" fo:font-weight="bold" officeooo:rsid="001c0d2d" officeooo:paragraph-rsid="001c0d2d" style:font-weight-asian="bold" style:font-weight-complex="bold"/>
    </style:style>
    <style:style style:name="P7" style:family="paragraph" style:parent-style-name="Standard">
      <style:paragraph-properties fo:text-align="center" style:justify-single-word="false"/>
      <style:text-properties style:font-name="Arial" fo:font-weight="bold" officeooo:rsid="001996e7" officeooo:paragraph-rsid="001996e7" style:font-weight-asian="bold" style:font-weight-complex="bold"/>
    </style:style>
    <style:style style:name="P8" style:family="paragraph" style:parent-style-name="Standard">
      <style:paragraph-properties fo:text-align="center" style:justify-single-word="false"/>
      <style:text-properties style:font-name="Arial" fo:font-weight="bold" officeooo:rsid="0032a4d2" officeooo:paragraph-rsid="0032a4d2" style:font-weight-asian="bold" style:font-weight-complex="bold"/>
    </style:style>
    <style:style style:name="P9" style:family="paragraph" style:parent-style-name="Standard">
      <style:text-properties style:font-name="Arial" fo:font-weight="bold" officeooo:rsid="0045840a" officeooo:paragraph-rsid="0045840a" style:font-weight-asian="bold" style:font-weight-complex="bold"/>
    </style:style>
    <style:style style:name="P10" style:family="paragraph" style:parent-style-name="Standard">
      <style:text-properties style:font-name="Arial" fo:font-weight="bold" officeooo:rsid="00489d1e" officeooo:paragraph-rsid="00489d1e" style:font-weight-asian="bold" style:font-weight-complex="bold"/>
    </style:style>
    <style:style style:name="P11" style:family="paragraph" style:parent-style-name="Standard">
      <style:text-properties style:font-name="Arial" officeooo:rsid="0045840a" officeooo:paragraph-rsid="0045840a"/>
    </style:style>
    <style:style style:name="P12" style:family="paragraph" style:parent-style-name="Standard">
      <style:text-properties style:font-name="Arial" officeooo:rsid="0045951f" officeooo:paragraph-rsid="0045951f"/>
    </style:style>
    <style:style style:name="P13" style:family="paragraph" style:parent-style-name="Standard">
      <style:text-properties style:font-name="Arial" officeooo:rsid="0045d552" officeooo:paragraph-rsid="0045840a"/>
    </style:style>
    <style:style style:name="P14" style:family="paragraph" style:parent-style-name="Standard">
      <style:text-properties style:font-name="Arial" officeooo:rsid="0045d552" officeooo:paragraph-rsid="0045d552"/>
    </style:style>
    <style:style style:name="P15" style:family="paragraph" style:parent-style-name="Standard">
      <style:text-properties style:font-name="Arial" officeooo:rsid="00489d1e" officeooo:paragraph-rsid="00489d1e"/>
    </style:style>
    <style:style style:name="P16" style:family="paragraph" style:parent-style-name="Standard">
      <style:text-properties style:font-name="Arial" officeooo:rsid="001e4e0c" officeooo:paragraph-rsid="001e4e0c"/>
    </style:style>
    <style:style style:name="P17" style:family="paragraph" style:parent-style-name="Standard">
      <style:text-properties style:font-name="Arial" officeooo:rsid="004bb9d2" officeooo:paragraph-rsid="004bb9d2"/>
    </style:style>
    <style:style style:name="P18" style:family="paragraph" style:parent-style-name="Standard">
      <style:paragraph-properties fo:break-before="page"/>
      <style:text-properties style:font-name="Arial" fo:font-weight="bold" officeooo:rsid="001996e7" officeooo:paragraph-rsid="001996e7" style:font-weight-asian="bold" style:font-weight-complex="bold"/>
    </style:style>
    <style:style style:name="P19" style:family="paragraph" style:parent-style-name="Standard">
      <style:paragraph-properties fo:break-before="page"/>
      <style:text-properties style:font-name="Arial" fo:font-weight="bold" officeooo:rsid="0045840a" officeooo:paragraph-rsid="0045840a" style:font-weight-asian="bold" style:font-weight-complex="bold"/>
    </style:style>
    <style:style style:name="P20" style:family="paragraph" style:parent-style-name="Table_20_Contents">
      <style:text-properties style:font-name="Arial" fo:font-size="9pt" style:font-size-asian="9pt" style:font-size-complex="9pt"/>
    </style:style>
    <style:style style:name="P21" style:family="paragraph" style:parent-style-name="Table_20_Contents">
      <style:text-properties style:font-name="Arial" fo:font-size="9pt" officeooo:rsid="001996e7" officeooo:paragraph-rsid="001996e7" style:font-size-asian="9pt" style:font-size-complex="9pt"/>
    </style:style>
    <style:style style:name="P22" style:family="paragraph" style:parent-style-name="Table_20_Contents">
      <style:text-properties style:font-name="Arial" fo:font-size="9pt" officeooo:rsid="001e4e0c" officeooo:paragraph-rsid="001e4e0c" style:font-size-asian="9pt" style:font-size-complex="9pt"/>
    </style:style>
    <style:style style:name="P23" style:family="paragraph" style:parent-style-name="Table_20_Contents">
      <style:text-properties style:font-name="Arial" fo:font-size="9pt" officeooo:rsid="001a0f9b" officeooo:paragraph-rsid="001a0f9b" style:font-size-asian="9pt" style:font-size-complex="9pt"/>
    </style:style>
    <style:style style:name="P24" style:family="paragraph" style:parent-style-name="Table_20_Contents">
      <style:text-properties style:font-name="Arial" fo:font-size="9pt" officeooo:rsid="00222f3c" officeooo:paragraph-rsid="00222f3c" style:font-size-asian="9pt" style:font-size-complex="9pt"/>
    </style:style>
    <style:style style:name="P25" style:family="paragraph" style:parent-style-name="Table_20_Contents">
      <style:text-properties style:font-name="Arial" fo:font-size="9pt" officeooo:rsid="0023f736" officeooo:paragraph-rsid="0023f736" style:font-size-asian="9pt" style:font-size-complex="9pt"/>
    </style:style>
    <style:style style:name="P26" style:family="paragraph" style:parent-style-name="Table_20_Contents">
      <style:text-properties style:font-name="Arial" fo:font-size="9pt" officeooo:rsid="00251591" officeooo:paragraph-rsid="00251591" style:font-size-asian="9pt" style:font-size-complex="9pt"/>
    </style:style>
    <style:style style:name="P27" style:family="paragraph" style:parent-style-name="Table_20_Contents">
      <style:text-properties style:font-name="Arial" fo:font-size="9pt" officeooo:rsid="0025ff68" officeooo:paragraph-rsid="0025ff68" style:font-size-asian="9pt" style:font-size-complex="9pt"/>
    </style:style>
    <style:style style:name="P28" style:family="paragraph" style:parent-style-name="Table_20_Contents">
      <style:text-properties style:font-name="Arial" fo:font-size="9pt" officeooo:rsid="002df181" officeooo:paragraph-rsid="002df181" style:font-size-asian="9pt" style:font-size-complex="9pt"/>
    </style:style>
    <style:style style:name="P29" style:family="paragraph" style:parent-style-name="Table_20_Contents">
      <style:text-properties style:font-name="Arial" fo:font-size="9pt" officeooo:rsid="002f23cd" officeooo:paragraph-rsid="002f23cd" style:font-size-asian="9pt" style:font-size-complex="9pt"/>
    </style:style>
    <style:style style:name="P30" style:family="paragraph" style:parent-style-name="Table_20_Contents">
      <style:text-properties style:font-name="Arial" fo:font-size="9pt" officeooo:rsid="00307258" officeooo:paragraph-rsid="00307258" style:font-size-asian="9pt" style:font-size-complex="9pt"/>
    </style:style>
    <style:style style:name="P31" style:family="paragraph" style:parent-style-name="Table_20_Contents">
      <style:text-properties style:font-name="Arial" fo:font-size="9pt" officeooo:rsid="00315176" officeooo:paragraph-rsid="00315176" style:font-size-asian="9pt" style:font-size-complex="9pt"/>
    </style:style>
    <style:style style:name="P32" style:family="paragraph" style:parent-style-name="Table_20_Contents">
      <style:text-properties style:font-name="Arial" fo:font-size="9pt" officeooo:rsid="0049edea" officeooo:paragraph-rsid="0049edea" style:font-size-asian="9pt" style:font-size-complex="9pt"/>
    </style:style>
    <style:style style:name="P33" style:family="paragraph" style:parent-style-name="Table_20_Contents">
      <style:text-properties style:font-name="Arial" fo:font-size="9pt" officeooo:rsid="004a8d1a" officeooo:paragraph-rsid="004a8d1a" style:font-size-asian="9pt" style:font-size-complex="9pt"/>
    </style:style>
    <style:style style:name="P34" style:family="paragraph" style:parent-style-name="Table_20_Contents">
      <style:text-properties style:font-name="Arial" fo:font-size="9pt" officeooo:rsid="004aa69c" officeooo:paragraph-rsid="004aa69c" style:font-size-asian="9pt" style:font-size-complex="9pt"/>
    </style:style>
    <style:style style:name="P35" style:family="paragraph" style:parent-style-name="Table_20_Contents">
      <style:text-properties style:font-name="Arial" fo:font-size="9pt" officeooo:rsid="0027dc15" officeooo:paragraph-rsid="0027dc15" style:font-size-asian="9pt" style:font-size-complex="9pt"/>
    </style:style>
    <style:style style:name="P36" style:family="paragraph" style:parent-style-name="Table_20_Contents">
      <style:text-properties style:font-name="Arial" fo:font-size="9pt" officeooo:rsid="004c3500" officeooo:paragraph-rsid="004c3500" style:font-size-asian="9pt" style:font-size-complex="9pt"/>
    </style:style>
    <style:style style:name="P37" style:family="paragraph" style:parent-style-name="Table_20_Contents">
      <style:text-properties style:font-name="Arial" fo:font-size="9pt" officeooo:rsid="002cf107" officeooo:paragraph-rsid="002cf107" style:font-size-asian="9pt" style:font-size-complex="9pt"/>
    </style:style>
    <style:style style:name="P38" style:family="paragraph" style:parent-style-name="Table_20_Contents">
      <style:text-properties style:font-name="Arial" fo:font-size="9pt" officeooo:rsid="002961bd" officeooo:paragraph-rsid="002961bd" style:font-size-asian="9pt" style:font-size-complex="9pt"/>
    </style:style>
    <style:style style:name="P39" style:family="paragraph" style:parent-style-name="Table_20_Contents">
      <style:text-properties style:font-name="Arial" fo:font-size="9pt" officeooo:rsid="004de377" officeooo:paragraph-rsid="004de377" style:font-size-asian="9pt" style:font-size-complex="9pt"/>
    </style:style>
    <style:style style:name="P40" style:family="paragraph" style:parent-style-name="Table_20_Contents">
      <style:text-properties style:font-name="Arial" fo:font-size="9pt" officeooo:rsid="004ea881" officeooo:paragraph-rsid="004ea881" style:font-size-asian="9pt" style:font-size-complex="9pt"/>
    </style:style>
    <style:style style:name="P41" style:family="paragraph" style:parent-style-name="Table_20_Contents">
      <style:text-properties style:font-name="Arial" fo:font-size="9pt" fo:font-weight="bold" officeooo:rsid="001996e7" officeooo:paragraph-rsid="001996e7" style:font-size-asian="9pt" style:font-weight-asian="bold" style:font-size-complex="9pt" style:font-weight-complex="bold"/>
    </style:style>
    <style:style style:name="P42" style:family="paragraph" style:parent-style-name="Table_20_Contents">
      <style:text-properties style:font-name="Arial" fo:font-size="9pt" fo:font-style="normal" officeooo:rsid="0048aaf8" officeooo:paragraph-rsid="0048aaf8" style:font-size-asian="9pt" style:font-style-asian="normal" style:font-size-complex="9pt" style:font-style-complex="normal"/>
    </style:style>
    <style:style style:name="P43" style:family="paragraph" style:parent-style-name="Table_20_Contents">
      <style:text-properties style:font-name="Arial" fo:font-size="9pt" fo:font-style="normal" officeooo:rsid="0048aaf8" officeooo:paragraph-rsid="0048bfb7" style:font-size-asian="9pt" style:font-style-asian="normal" style:font-size-complex="9pt" style:font-style-complex="normal"/>
    </style:style>
    <style:style style:name="P44" style:family="paragraph" style:parent-style-name="Table_20_Contents">
      <style:text-properties style:font-name="Arial" fo:font-size="9pt" fo:font-style="normal" officeooo:rsid="00315176" officeooo:paragraph-rsid="00315176" style:font-size-asian="9pt" style:font-style-asian="normal" style:font-size-complex="9pt" style:font-style-complex="normal"/>
    </style:style>
    <style:style style:name="P45" style:family="paragraph" style:parent-style-name="Table_20_Contents">
      <style:text-properties style:font-name="Arial" fo:font-size="9pt" fo:font-style="normal" officeooo:rsid="00315176" officeooo:paragraph-rsid="004ea881" style:font-size-asian="9pt" style:font-style-asian="normal" style:font-size-complex="9pt" style:font-style-complex="normal"/>
    </style:style>
    <style:style style:name="P46" style:family="paragraph" style:parent-style-name="Table_20_Contents">
      <style:text-properties style:font-name="Arial" fo:font-size="9pt" fo:font-style="normal" officeooo:rsid="004a8d1a" officeooo:paragraph-rsid="004a8d1a" style:font-size-asian="9pt" style:font-style-asian="normal" style:font-size-complex="9pt" style:font-style-complex="normal"/>
    </style:style>
    <style:style style:name="P47" style:family="paragraph" style:parent-style-name="Table_20_Contents">
      <style:text-properties style:font-name="Arial" fo:font-size="9pt" fo:font-style="normal" officeooo:rsid="001996e7" officeooo:paragraph-rsid="001996e7" style:font-size-asian="9pt" style:font-style-asian="normal" style:font-size-complex="9pt" style:font-style-complex="normal"/>
    </style:style>
    <style:style style:name="P48" style:family="paragraph" style:parent-style-name="Table_20_Contents">
      <style:text-properties style:font-name="Arial" fo:font-size="9pt" fo:font-style="normal" officeooo:rsid="001996e7" officeooo:paragraph-rsid="0023f736" style:font-size-asian="9pt" style:font-style-asian="normal" style:font-size-complex="9pt" style:font-style-complex="normal"/>
    </style:style>
    <style:style style:name="P49" style:family="paragraph" style:parent-style-name="Table_20_Contents">
      <style:text-properties style:font-name="Arial" fo:font-size="9pt" fo:font-style="normal" officeooo:rsid="00222f3c" officeooo:paragraph-rsid="00222f3c" style:font-size-asian="9pt" style:font-style-asian="normal" style:font-size-complex="9pt" style:font-style-complex="normal"/>
    </style:style>
    <style:style style:name="P50" style:family="paragraph" style:parent-style-name="Table_20_Contents">
      <style:text-properties style:font-name="Arial" fo:font-size="9pt" fo:font-style="normal" officeooo:rsid="0023f736" officeooo:paragraph-rsid="004bb9d2" style:font-size-asian="9pt" style:font-style-asian="normal" style:font-size-complex="9pt" style:font-style-complex="normal"/>
    </style:style>
    <style:style style:name="P51" style:family="paragraph" style:parent-style-name="Table_20_Contents">
      <style:text-properties style:font-name="Arial" fo:font-size="9pt" fo:font-style="normal" officeooo:rsid="001a0f9b" officeooo:paragraph-rsid="001a0f9b" style:font-size-asian="9pt" style:font-style-asian="normal" style:font-size-complex="9pt" style:font-style-complex="normal"/>
    </style:style>
    <style:style style:name="P52" style:family="paragraph" style:parent-style-name="Table_20_Contents">
      <style:text-properties style:font-name="Arial" fo:font-size="9pt" fo:font-style="normal" officeooo:rsid="002df181" officeooo:paragraph-rsid="002df181" style:font-size-asian="9pt" style:font-style-asian="normal" style:font-size-complex="9pt" style:font-style-complex="normal"/>
    </style:style>
    <style:style style:name="P53" style:family="paragraph" style:parent-style-name="Table_20_Contents">
      <style:text-properties style:font-name="Arial" fo:font-size="9pt" fo:font-style="normal" officeooo:rsid="002df181" officeooo:paragraph-rsid="004bb9d2" style:font-size-asian="9pt" style:font-style-asian="normal" style:font-size-complex="9pt" style:font-style-complex="normal"/>
    </style:style>
    <style:style style:name="P54" style:family="paragraph" style:parent-style-name="Table_20_Contents">
      <style:text-properties style:font-name="Arial" fo:font-size="9pt" fo:font-style="normal" officeooo:rsid="002df181" officeooo:paragraph-rsid="004ea881" style:font-size-asian="9pt" style:font-style-asian="normal" style:font-size-complex="9pt" style:font-style-complex="normal"/>
    </style:style>
    <style:style style:name="P55" style:family="paragraph" style:parent-style-name="Table_20_Contents">
      <style:text-properties style:font-name="Arial" fo:font-size="9pt" fo:font-style="normal" officeooo:rsid="0025ff68" officeooo:paragraph-rsid="0025ff68" style:font-size-asian="9pt" style:font-style-asian="normal" style:font-size-complex="9pt" style:font-style-complex="normal"/>
    </style:style>
    <style:style style:name="P56" style:family="paragraph" style:parent-style-name="Table_20_Contents">
      <style:text-properties style:font-name="Arial" fo:font-size="9pt" fo:font-style="normal" officeooo:rsid="004aa69c" officeooo:paragraph-rsid="004aa69c" style:font-size-asian="9pt" style:font-style-asian="normal" style:font-size-complex="9pt" style:font-style-complex="normal"/>
    </style:style>
    <style:style style:name="P57" style:family="paragraph" style:parent-style-name="Table_20_Contents">
      <style:text-properties style:font-name="Arial" fo:font-size="9pt" fo:font-style="normal" officeooo:rsid="004de377" officeooo:paragraph-rsid="004de377" style:font-size-asian="9pt" style:font-style-asian="normal" style:font-size-complex="9pt" style:font-style-complex="normal"/>
    </style:style>
    <style:style style:name="P58" style:family="paragraph" style:parent-style-name="Table_20_Contents">
      <style:text-properties style:font-name="Arial" fo:font-size="9pt" fo:font-style="normal" officeooo:rsid="004ea881" officeooo:paragraph-rsid="004ea881" style:font-size-asian="9pt" style:font-style-asian="normal" style:font-size-complex="9pt" style:font-style-complex="normal"/>
    </style:style>
    <style:style style:name="P59" style:family="paragraph" style:parent-style-name="Table_20_Contents">
      <style:text-properties style:font-name="Arial" fo:font-size="9pt" fo:font-style="italic" officeooo:rsid="0023f736" officeooo:paragraph-rsid="0023f736" style:font-size-asian="9pt" style:font-style-asian="italic" style:font-size-complex="9pt" style:font-style-complex="italic"/>
    </style:style>
    <style:style style:name="P60" style:family="paragraph" style:parent-style-name="Table_20_Contents">
      <style:text-properties style:font-name="Arial" fo:font-size="9pt" fo:font-style="italic" officeooo:rsid="0023f736" officeooo:paragraph-rsid="004bb9d2" style:font-size-asian="9pt" style:font-style-asian="italic" style:font-size-complex="9pt" style:font-style-complex="italic"/>
    </style:style>
    <style:style style:name="P61" style:family="paragraph" style:parent-style-name="Standard" style:list-style-name="L1">
      <style:text-properties style:font-name="Arial" officeooo:rsid="001c0d2d" officeooo:paragraph-rsid="001c0d2d"/>
    </style:style>
    <style:style style:name="P62" style:family="paragraph" style:parent-style-name="Standard" style:list-style-name="L1">
      <style:text-properties style:font-name="Arial" officeooo:rsid="001c0d2d" officeooo:paragraph-rsid="001e4e0c"/>
    </style:style>
    <style:style style:name="P63" style:family="paragraph" style:parent-style-name="Table_20_Contents">
      <style:text-properties style:font-name="Arial" fo:font-size="9pt" officeooo:rsid="001996e7" officeooo:paragraph-rsid="005620a1" style:font-size-asian="9pt" style:font-size-complex="9pt"/>
    </style:style>
    <style:style style:name="P64" style:family="paragraph" style:parent-style-name="Table_20_Contents">
      <style:text-properties style:font-name="Arial" fo:font-size="9pt" officeooo:rsid="00222f3c" officeooo:paragraph-rsid="005620a1" style:font-size-asian="9pt" style:font-size-complex="9pt"/>
    </style:style>
    <style:style style:name="T1" style:family="text">
      <style:text-properties fo:font-style="italic" style:font-style-asian="italic" style:font-style-complex="italic"/>
    </style:style>
    <style:style style:name="T2" style:family="text">
      <style:text-properties fo:font-style="italic" officeooo:rsid="00222f3c" style:font-style-asian="italic" style:font-style-complex="italic"/>
    </style:style>
    <style:style style:name="T3" style:family="text">
      <style:text-properties fo:font-style="italic" officeooo:rsid="001996e7" style:font-style-asian="italic" style:font-style-complex="italic"/>
    </style:style>
    <style:style style:name="T4" style:family="text">
      <style:text-properties officeooo:rsid="001c0d2d"/>
    </style:style>
    <style:style style:name="T5" style:family="text">
      <style:text-properties officeooo:rsid="001e4e0c"/>
    </style:style>
    <style:style style:name="T6" style:family="text">
      <style:text-properties officeooo:rsid="00206d88"/>
    </style:style>
    <style:style style:name="T7" style:family="text">
      <style:text-properties officeooo:rsid="00222f3c"/>
    </style:style>
    <style:style style:name="T8" style:family="text">
      <style:text-properties officeooo:rsid="0023f736"/>
    </style:style>
    <style:style style:name="T9" style:family="text">
      <style:text-properties officeooo:rsid="00396632"/>
    </style:style>
    <style:style style:name="T10" style:family="text">
      <style:text-properties officeooo:rsid="003c84ff"/>
    </style:style>
    <style:style style:name="T11" style:family="text">
      <style:text-properties officeooo:rsid="003d1463"/>
    </style:style>
    <style:style style:name="T12" style:family="text">
      <style:text-properties officeooo:rsid="0045951f"/>
    </style:style>
    <style:style style:name="T13" style:family="text">
      <style:text-properties officeooo:rsid="0045d552"/>
    </style:style>
    <style:style style:name="T14" style:family="text">
      <style:text-properties officeooo:rsid="0046f223"/>
    </style:style>
    <style:style style:name="T15" style:family="text">
      <style:text-properties officeooo:rsid="00489d1e"/>
    </style:style>
    <style:style style:name="T16" style:family="text">
      <style:text-properties officeooo:rsid="0048aaf8"/>
    </style:style>
    <style:style style:name="T17" style:family="text">
      <style:text-properties officeooo:rsid="00269a67"/>
    </style:style>
    <style:style style:name="T18" style:family="text">
      <style:text-properties officeooo:rsid="001996e7"/>
    </style:style>
    <style:style style:name="T19" style:family="text">
      <style:text-properties officeooo:rsid="004aa69c"/>
    </style:style>
    <style:style style:name="T20" style:family="text">
      <style:text-properties officeooo:rsid="004bb9d2"/>
    </style:style>
    <style:style style:name="T21" style:family="text">
      <style:text-properties officeooo:rsid="004c3500"/>
    </style:style>
    <style:style style:name="T22" style:family="text">
      <style:text-properties officeooo:rsid="004de377"/>
    </style:style>
    <style:style style:name="T23" style:family="text">
      <style:text-properties officeooo:rsid="004ea881"/>
    </style:style>
    <style:style style:name="T24" style:family="text">
      <style:text-properties officeooo:rsid="00516c80"/>
    </style:style>
    <style:style style:name="T25" style:family="text">
      <style:text-properties officeooo:rsid="0056129d"/>
    </style:style>
    <style:style style:name="T26" style:family="text">
      <style:text-properties officeooo:rsid="00561ec3"/>
    </style:style>
    <style:style style:name="T27" style:family="text">
      <style:text-properties officeooo:rsid="005620a1"/>
    </style:style>
    <style:style style:name="T28" style:family="text">
      <style:text-properties officeooo:rsid="0056e11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4">Mecha Game</text:span> Design Document</text:p>
      <text:p text:style-name="P8">By Kayne Ruse, KR Game Studios</text:p>
      <text:p text:style-name="P3"/>
      <text:p text:style-name="P6">Rules</text:p>
      <text:p text:style-name="P3"/>
      <text:p text:style-name="P4">The game takes place on a 9*9 grid. Players start the game with a deck of 40 cards, with no more than 4 copies of any one card. Players draw 7 cards, then take turns by placing certain cards on <text:span text:style-name="T7">the closest row of the board, known as the entry zone</text:span>. <text:span text:style-name="T6">If there are no empty spaces in the entry zone, then the player cannot play a new card. (this may limit the number of controllable towers to 8, see below).</text:span></text:p>
      <text:p text:style-name="P3"/>
      <text:p text:style-name="P5"><text:span text:style-name="T4">Tower cards generally cannot move, but provide “bandwidth”, which can be used to play and control Mecha </text:span>cards<text:span text:style-name="T4">. If the cost</text:span>s<text:span text:style-name="T4"> in bandwidth exceeds the </text:span>available<text:span text:style-name="T4"> amount, that player will be unable to act until the problem is </text:span>alleviated. <text:span text:style-name="T7">A player may have any number of cards named Radio Tower in their deck.</text:span></text:p>
      <text:p text:style-name="P5"/>
      <text:p text:style-name="P5"><text:span text:style-name="T4">A Mecha is a card type which acts as playing pieces; </text:span>p<text:span text:style-name="T4">layers may play as many Mecha as they can, as long as the total cost </text:span>does not exceed their current <text:span text:style-name="T7">bandwidth</text:span> limit. Mecha can move at most one space each turn, and can be used to attack neighbouring spaces <text:span text:style-name="T7">(cardinal directions only)</text:span>. In order to win the game, a player must attack an opponent directly, by reaching the far side of the battlefield.</text:p>
      <text:p text:style-name="P3"/>
      <text:p text:style-name="P5">Command cards are cards with miscellaneous abilities.</text:p>
      <text:p text:style-name="P3"/>
      <text:p text:style-name="P16">When combat between <text:span text:style-name="T20">m</text:span>echas is initiated, the attacker's power is subtracted from the defender's durability. When a <text:span text:style-name="T20">m</text:span>echa's durability reaches zero, it is destroyed and discarded.</text:p>
      <text:p text:style-name="P16"/>
      <text:p text:style-name="P17">Some mechas can be “tapped”, or turned sideways, to activate an ability. These mechas cannot otherwise act while tapped, and do not untap until the beginning of their controller's next turn.</text:p>
      <text:p text:style-name="P3"/>
      <text:p text:style-name="P6">Phases of a Turn</text:p>
      <text:p text:style-name="P3"/>
      <text:list xml:id="list6365037000136996789" text:style-name="L1">
        <text:list-item>
          <text:p text:style-name="P61">Start Phase <text:span text:style-name="T5">(Do nothing unless told otherwise)</text:span></text:p>
        </text:list-item>
        <text:list-item>
          <text:p text:style-name="P61">Draw Phase <text:span text:style-name="T5">(Draw a card)</text:span></text:p>
        </text:list-item>
        <text:list-item>
          <text:p text:style-name="P61">Main Phase <text:span text:style-name="T5">(Play cards, move, etc)</text:span></text:p>
        </text:list-item>
        <text:list-item>
          <text:p text:style-name="P61">Attack Phase</text:p>
        </text:list-item>
        <text:list-item>
          <text:p text:style-name="P62">End Phase <text:span text:style-name="T5">(Do nothing unless told otherwise)</text:span></text:p>
        </text:list-item>
      </text:list>
      <text:p text:style-name="P2"/>
      <text:p text:style-name="P19">Types of Counters</text:p>
      <text:p text:style-name="P11"/>
      <text:p text:style-name="P11">Various cards on the battlefield may have different types of “counters” on them. These counters mark various properties as listed below.</text:p>
      <text:p text:style-name="P11"/>
      <text:p text:style-name="P9">Durability</text:p>
      <text:p text:style-name="P11"/>
      <text:p text:style-name="P11">Durability counters represent how much damage a unit can take before being destroyed. When another unit attacks with a power of X, then you remove X counters from <text:span text:style-name="T14">this</text:span> unit. When the number of durability counters on any unit drops to zero, the unit is destroyed and discarded.</text:p>
      <text:p text:style-name="P11"/>
      <text:p text:style-name="P9">Armour</text:p>
      <text:p text:style-name="P11"/>
      <text:p text:style-name="P11">Armour counters protect a unit's durability. Each time a unit is attacked, if it has armour counters, remove one armour counter instead of any durability counters. Therefore, a unit with two armour counters can be attacked twice before taking damage.</text:p>
      <text:p text:style-name="P11"/>
      <text:p text:style-name="P9">Time</text:p>
      <text:p text:style-name="P11"/>
      <text:p text:style-name="P11">Time counters represent the amount of time remaining before some action takes place. If a permanent you control has a time counter at the beginning of the turn, then remove one time counter.</text:p>
      <text:p text:style-name="P19">List of Keyword Mechanics</text:p>
      <text:p text:style-name="P11"/>
      <text:p text:style-name="P11">A keyword is a word or phrase listed below which appear on cards to indicate a commonly <text:s/>used game mechanic. Some keywords are followed by an “X”, which represents a number used by that mechanic. For example, Armour 2 means that the mecha enters the battlefield with 2 armour counters on it. <text:span text:style-name="T16">Multiple instances of the same keyword are redundant.</text:span></text:p>
      <text:p text:style-name="P11"/>
      <text:p text:style-name="P9">Armour X</text:p>
      <text:p text:style-name="P11"/>
      <text:p text:style-name="P11">If a permanent has the Armour ability, then it enters the battlefield with X Armour counters. Remove one Armour counter each time that permanent is attacked rather than having that permanent take damage.</text:p>
      <text:p text:style-name="P11"/>
      <text:p text:style-name="P9">Pierce</text:p>
      <text:p text:style-name="P11"/>
      <text:p text:style-name="P11">Pierce is the opposite of Armour, allowing an attacker to ignore Armour counters. Instead of removing an Armour counter from the target of an attack, remove durability counters as normal.</text:p>
      <text:p text:style-name="P11"/>
      <text:p text:style-name="P9">Flight</text:p>
      <text:p text:style-name="P11"/>
      <text:p text:style-name="P11">Flight represents units with some kind of areal movement. They cannot be attacked by other units unless the attacker also has Flight or Reach. Flight also allows a unit which is travelling more than one space to bypass intermediate obstacle<text:span text:style-name="T12">s, but the destination space must be free.</text:span></text:p>
      <text:p text:style-name="P11"/>
      <text:p text:style-name="P9">Reach</text:p>
      <text:p text:style-name="P11"/>
      <text:p text:style-name="P12">Reach Allows you to attack units with Flight.</text:p>
      <text:p text:style-name="P11"/>
      <text:p text:style-name="P9">Speed X</text:p>
      <text:p text:style-name="P11"/>
      <text:p text:style-name="P12">Speed represents the distance a unit can move. All units normally have a movement distance of 1, but a unit with Speed 3 can move up to three spaces at once. They can also change directions mid travel.</text:p>
      <text:p text:style-name="P11"/>
      <text:p text:style-name="P9">Range <text:span text:style-name="T13">X</text:span></text:p>
      <text:p text:style-name="P11"/>
      <text:p text:style-name="P14">Range represents the distance that a unit can attack. Normally, a unit can attack neighbouring units, but an attacker with Range can attack up to X spaces away.</text:p>
      <text:p text:style-name="P13"/>
      <text:p text:style-name="P10">Provide Xu</text:p>
      <text:p text:style-name="P15"/>
      <text:p text:style-name="P15">Not strictly a keyword, but Towers provide a number of units ('u' for short) towards your total “bandwidth”.</text:p>
      <text:p text:style-name="P18">List of Card <text:span text:style-name="T5">Concepts</text:span></text:p>
      <text:p text:style-name="P1"/>
      <table:table table:name="CardList" table:style-name="CardList">
        <table:table-column table:style-name="CardList.A"/>
        <table:table-column table:style-name="CardList.B"/>
        <table:table-column table:style-name="CardList.C"/>
        <table:table-column table:style-name="CardList.D"/>
        <table:table-column table:style-name="CardList.E"/>
        <table:table-column table:style-name="CardList.F"/>
        <table:table-row>
          <table:table-cell table:style-name="CardList.A1" office:value-type="string">
            <text:p text:style-name="P41">Card Name</text:p>
          </table:table-cell>
          <table:table-cell table:style-name="CardList.A1" office:value-type="string">
            <text:p text:style-name="P41">Cost</text:p>
          </table:table-cell>
          <table:table-cell table:style-name="CardList.A1" office:value-type="string">
            <text:p text:style-name="P41">Type</text:p>
          </table:table-cell>
          <table:table-cell table:style-name="CardList.A1" office:value-type="string">
            <text:p text:style-name="P41">Effect / <text:span text:style-name="T15">Reminder Text</text:span></text:p>
          </table:table-cell>
          <table:table-cell table:style-name="CardList.A1" office:value-type="string">
            <text:p text:style-name="P41">Power</text:p>
          </table:table-cell>
          <table:table-cell table:style-name="CardList.F1" office:value-type="string">
            <text:p text:style-name="P41">Durability</text:p>
          </table:table-cell>
        </table:table-row>
        <table:table-row>
          <table:table-cell table:style-name="CardList.A2" office:value-type="string">
            <text:p text:style-name="P21">Radio Tower</text:p>
          </table:table-cell>
          <table:table-cell table:style-name="CardList.A2" office:value-type="string">
            <text:p text:style-name="P20"/>
          </table:table-cell>
          <table:table-cell table:style-name="CardList.A2" office:value-type="string">
            <text:p text:style-name="P63"><text:span text:style-name="T27">Basic</text:span></text:p>
            <text:p text:style-name="P63">Tower</text:p>
          </table:table-cell>
          <table:table-cell table:style-name="CardList.A2" office:value-type="string">
            <text:p text:style-name="P47">Provides 1u <text:span text:style-name="T1">(1 unit of bandwidth. Play only one </text:span><text:span text:style-name="T2">T</text:span><text:span text:style-name="T1">ower </text:span><text:span text:style-name="T2">card</text:span><text:span text:style-name="T1"> each turn)</text:span>.</text:p>
          </table:table-cell>
          <table:table-cell table:style-name="CardList.A2" office:value-type="string">
            <text:p text:style-name="P20"/>
          </table:table-cell>
          <table:table-cell table:style-name="CardList.F2" office:value-type="string">
            <text:p text:style-name="P29">1</text:p>
          </table:table-cell>
        </table:table-row>
        <table:table-row>
          <table:table-cell table:style-name="CardList.A2" office:value-type="string">
            <text:p text:style-name="P24">Radio Relay</text:p>
          </table:table-cell>
          <table:table-cell table:style-name="CardList.A2" office:value-type="string">
            <text:p text:style-name="P21">1</text:p>
          </table:table-cell>
          <table:table-cell table:style-name="CardList.A2" office:value-type="string">
            <text:p text:style-name="P64">Mecha</text:p>
            <text:p text:style-name="P64">Tower</text:p>
          </table:table-cell>
          <table:table-cell table:style-name="CardList.A2" office:value-type="string">
            <text:p text:style-name="P49">Play this card only on a space with a Radio Tower. Destroy that tower.</text:p>
            <text:p text:style-name="P49">Provides 1u for each <text:span text:style-name="T16">m</text:span>echa you control <text:span text:style-name="T28">named</text:span> Radio Relay. <text:span text:style-name="T18"><text:s/></text:span><text:span text:style-name="T3">(1 unit of bandwidth. Play only one </text:span><text:span text:style-name="T1">T</text:span><text:span text:style-name="T3">ower </text:span><text:span text:style-name="T1">card</text:span><text:span text:style-name="T3"> each turn)</text:span><text:span text:style-name="T18">.</text:span></text:p>
          </table:table-cell>
          <table:table-cell table:style-name="CardList.A2" office:value-type="string">
            <text:p text:style-name="P24">0</text:p>
          </table:table-cell>
          <table:table-cell table:style-name="CardList.F2" office:value-type="string">
            <text:p text:style-name="P22">2</text:p>
          </table:table-cell>
        </table:table-row>
        <table:table-row>
          <table:table-cell table:style-name="CardList.A2" office:value-type="string">
            <text:p text:style-name="P35">Attack Vector</text:p>
          </table:table-cell>
          <table:table-cell table:style-name="CardList.A2" office:value-type="string">
            <text:p text:style-name="P35">2</text:p>
          </table:table-cell>
          <table:table-cell table:style-name="CardList.A2" office:value-type="string">
            <text:p text:style-name="P35">Mecha</text:p>
          </table:table-cell>
          <table:table-cell table:style-name="CardList.A2" office:value-type="string">
            <text:p text:style-name="P60">(No <text:span text:style-name="T10">a</text:span>bilities.)</text:p>
          </table:table-cell>
          <table:table-cell table:style-name="CardList.A2" office:value-type="string">
            <text:p text:style-name="P35">2</text:p>
          </table:table-cell>
          <table:table-cell table:style-name="CardList.F2" office:value-type="string">
            <text:p text:style-name="P35">1</text:p>
          </table:table-cell>
        </table:table-row>
        <table:table-row>
          <table:table-cell table:style-name="CardList.A2" office:value-type="string">
            <text:p text:style-name="P21">Mega Bot</text:p>
          </table:table-cell>
          <table:table-cell table:style-name="CardList.A2" office:value-type="string">
            <text:p text:style-name="P21">3</text:p>
          </table:table-cell>
          <table:table-cell table:style-name="CardList.A2" office:value-type="string">
            <text:p text:style-name="P24">Mecha</text:p>
          </table:table-cell>
          <table:table-cell table:style-name="CardList.A2" office:value-type="string">
            <text:p text:style-name="P59">(No abilities.)</text:p>
          </table:table-cell>
          <table:table-cell table:style-name="CardList.A2" office:value-type="string">
            <text:p text:style-name="P21">3</text:p>
          </table:table-cell>
          <table:table-cell table:style-name="CardList.F2" office:value-type="string">
            <text:p text:style-name="P36">2</text:p>
          </table:table-cell>
        </table:table-row>
        <table:table-row>
          <table:table-cell table:style-name="CardList.A2" office:value-type="string">
            <text:p text:style-name="P23">Class Ganon</text:p>
          </table:table-cell>
          <table:table-cell table:style-name="CardList.A2" office:value-type="string">
            <text:p text:style-name="P23">4</text:p>
          </table:table-cell>
          <table:table-cell table:style-name="CardList.A2" office:value-type="string">
            <text:p text:style-name="P24">Mecha</text:p>
          </table:table-cell>
          <table:table-cell table:style-name="CardList.A2" office:value-type="string">
            <text:p text:style-name="P59">(No <text:span text:style-name="T10">a</text:span>bilities.)</text:p>
          </table:table-cell>
          <table:table-cell table:style-name="CardList.A2" office:value-type="string">
            <text:p text:style-name="P23">4</text:p>
          </table:table-cell>
          <table:table-cell table:style-name="CardList.F2" office:value-type="string">
            <text:p text:style-name="P23">1</text:p>
          </table:table-cell>
        </table:table-row>
        <table:table-row>
          <table:table-cell table:style-name="CardList.A2" office:value-type="string">
            <text:p text:style-name="P21">Mod Bot</text:p>
          </table:table-cell>
          <table:table-cell table:style-name="CardList.A2" office:value-type="string">
            <text:p text:style-name="P21">2</text:p>
          </table:table-cell>
          <table:table-cell table:style-name="CardList.A2" office:value-type="string">
            <text:p text:style-name="P24">Mecha</text:p>
          </table:table-cell>
          <table:table-cell table:style-name="CardList.A2" office:value-type="string">
            <text:p text:style-name="P47">Sacrifice a <text:span text:style-name="T8">neighbouring</text:span> <text:span text:style-name="T16">mecha you control</text:span>: <text:span text:style-name="T8">Add that mecha's durability to this mecha.</text:span></text:p>
          </table:table-cell>
          <table:table-cell table:style-name="CardList.A2" office:value-type="string">
            <text:p text:style-name="P21">1</text:p>
          </table:table-cell>
          <table:table-cell table:style-name="CardList.F2" office:value-type="string">
            <text:p text:style-name="P21">2</text:p>
          </table:table-cell>
        </table:table-row>
        <table:table-row>
          <table:table-cell table:style-name="CardList.A2" office:value-type="string">
            <text:p text:style-name="P37">Cap Gun</text:p>
          </table:table-cell>
          <table:table-cell table:style-name="CardList.A2" office:value-type="string">
            <text:p text:style-name="P37">1</text:p>
          </table:table-cell>
          <table:table-cell table:style-name="CardList.A2" office:value-type="string">
            <text:p text:style-name="P37">Mecha</text:p>
          </table:table-cell>
          <table:table-cell table:style-name="CardList.A2" office:value-type="string">
            <text:p text:style-name="P43">Pierce, <text:span text:style-name="T22">Reach.</text:span></text:p>
          </table:table-cell>
          <table:table-cell table:style-name="CardList.A2" office:value-type="string">
            <text:p text:style-name="P37">1</text:p>
          </table:table-cell>
          <table:table-cell table:style-name="CardList.F2" office:value-type="string">
            <text:p text:style-name="P39">1</text:p>
          </table:table-cell>
        </table:table-row>
        <table:table-row>
          <table:table-cell table:style-name="CardList.A2" office:value-type="string">
            <text:p text:style-name="P30">Shortbow</text:p>
          </table:table-cell>
          <table:table-cell table:style-name="CardList.A2" office:value-type="string">
            <text:p text:style-name="P30">1</text:p>
          </table:table-cell>
          <table:table-cell table:style-name="CardList.A2" office:value-type="string">
            <text:p text:style-name="P30">Mecha</text:p>
          </table:table-cell>
          <table:table-cell table:style-name="CardList.A2" office:value-type="string">
            <text:p text:style-name="P42">Pierce, Range 2.</text:p>
          </table:table-cell>
          <table:table-cell table:style-name="CardList.A2" office:value-type="string">
            <text:p text:style-name="P30">1</text:p>
          </table:table-cell>
          <table:table-cell table:style-name="CardList.F2" office:value-type="string">
            <text:p text:style-name="P30">1</text:p>
          </table:table-cell>
        </table:table-row>
        <table:table-row>
          <table:table-cell table:style-name="CardList.A2" office:value-type="string">
            <text:p text:style-name="P28">Longbow</text:p>
          </table:table-cell>
          <table:table-cell table:style-name="CardList.A2" office:value-type="string">
            <text:p text:style-name="P28">2</text:p>
          </table:table-cell>
          <table:table-cell table:style-name="CardList.A2" office:value-type="string">
            <text:p text:style-name="P28">Mecha</text:p>
          </table:table-cell>
          <table:table-cell table:style-name="CardList.A2" office:value-type="string">
            <text:p text:style-name="P42">Pierce, Range <text:span text:style-name="T21">3</text:span>.</text:p>
          </table:table-cell>
          <table:table-cell table:style-name="CardList.A2" office:value-type="string">
            <text:p text:style-name="P28">1</text:p>
          </table:table-cell>
          <table:table-cell table:style-name="CardList.F2" office:value-type="string">
            <text:p text:style-name="P32">1</text:p>
          </table:table-cell>
        </table:table-row>
        <table:table-row>
          <table:table-cell table:style-name="CardList.A2" office:value-type="string">
            <text:p text:style-name="P21">Bot-a-pult</text:p>
          </table:table-cell>
          <table:table-cell table:style-name="CardList.A2" office:value-type="string">
            <text:p text:style-name="P21">2</text:p>
          </table:table-cell>
          <table:table-cell table:style-name="CardList.A2" office:value-type="string">
            <text:p text:style-name="P24">Mecha</text:p>
          </table:table-cell>
          <table:table-cell table:style-name="CardList.A2" office:value-type="string">
            <text:p text:style-name="P57">Reach.</text:p>
            <text:p text:style-name="P48">Sacrifice <text:span text:style-name="T25">a neighbouring</text:span> <text:span text:style-name="T16">mecha you control</text:span>: <text:span text:style-name="T15">This mecha gains Range 3 this turn.</text:span></text:p>
          </table:table-cell>
          <table:table-cell table:style-name="CardList.A2" office:value-type="string">
            <text:p text:style-name="P25">2</text:p>
          </table:table-cell>
          <table:table-cell table:style-name="CardList.F2" office:value-type="string">
            <text:p text:style-name="P21">2</text:p>
          </table:table-cell>
        </table:table-row>
        <table:table-row>
          <table:table-cell table:style-name="CardList.A2" office:value-type="string">
            <text:p text:style-name="P23">Stonewall</text:p>
          </table:table-cell>
          <table:table-cell table:style-name="CardList.A2" office:value-type="string">
            <text:p text:style-name="P26">1</text:p>
          </table:table-cell>
          <table:table-cell table:style-name="CardList.A2" office:value-type="string">
            <text:p text:style-name="P24">Mecha</text:p>
          </table:table-cell>
          <table:table-cell table:style-name="CardList.A2" office:value-type="string">
            <text:p text:style-name="P51"><text:span text:style-name="T26">This mecha</text:span> can't attack. <text:span text:style-name="T8">When this mecha moves, it can't move next turn.</text:span></text:p>
          </table:table-cell>
          <table:table-cell table:style-name="CardList.A2" office:value-type="string">
            <text:p text:style-name="P23">0</text:p>
          </table:table-cell>
          <table:table-cell table:style-name="CardList.F2" office:value-type="string">
            <text:p text:style-name="P25">6</text:p>
          </table:table-cell>
        </table:table-row>
        <table:table-row>
          <table:table-cell table:style-name="CardList.A2" office:value-type="string">
            <text:p text:style-name="P31">Turtle</text:p>
          </table:table-cell>
          <table:table-cell table:style-name="CardList.A2" office:value-type="string">
            <text:p text:style-name="P31">2</text:p>
          </table:table-cell>
          <table:table-cell table:style-name="CardList.A2" office:value-type="string">
            <text:p text:style-name="P31">Mecha</text:p>
          </table:table-cell>
          <table:table-cell table:style-name="CardList.A2" office:value-type="string">
            <text:p text:style-name="P53">Armour <text:span text:style-name="T20">1.</text:span></text:p>
            <text:p text:style-name="P44">This <text:span text:style-name="T16">m</text:span>echa may not attack and move in the same turn.</text:p>
          </table:table-cell>
          <table:table-cell table:style-name="CardList.A2" office:value-type="string">
            <text:p text:style-name="P31">2</text:p>
          </table:table-cell>
          <table:table-cell table:style-name="CardList.F2" office:value-type="string">
            <text:p text:style-name="P31">3</text:p>
          </table:table-cell>
        </table:table-row>
        <table:table-row>
          <table:table-cell table:style-name="CardList.A2" office:value-type="string">
            <text:p text:style-name="P40">Dragon</text:p>
          </table:table-cell>
          <table:table-cell table:style-name="CardList.A2" office:value-type="string">
            <text:p text:style-name="P40">4</text:p>
          </table:table-cell>
          <table:table-cell table:style-name="CardList.A2" office:value-type="string">
            <text:p text:style-name="P40">Mecha</text:p>
          </table:table-cell>
          <table:table-cell table:style-name="CardList.A2" office:value-type="string">
            <text:p text:style-name="P54">Armour <text:span text:style-name="T23">2.</text:span></text:p>
            <text:p text:style-name="P45">This <text:span text:style-name="T16">m</text:span>echa may not attack and move in the same turn.</text:p>
          </table:table-cell>
          <table:table-cell table:style-name="CardList.A2" office:value-type="string">
            <text:p text:style-name="P40">4</text:p>
          </table:table-cell>
          <table:table-cell table:style-name="CardList.F2" office:value-type="string">
            <text:p text:style-name="P40">4</text:p>
          </table:table-cell>
        </table:table-row>
        <table:table-row>
          <table:table-cell table:style-name="CardList.A2" office:value-type="string">
            <text:p text:style-name="P38">Jager</text:p>
          </table:table-cell>
          <table:table-cell table:style-name="CardList.A2" office:value-type="string">
            <text:p text:style-name="P40">6</text:p>
          </table:table-cell>
          <table:table-cell table:style-name="CardList.A2" office:value-type="string">
            <text:p text:style-name="P38">Mecha</text:p>
          </table:table-cell>
          <table:table-cell table:style-name="CardList.A2" office:value-type="string">
            <text:p text:style-name="P52">Armour 3, <text:span text:style-name="T19">Reach.</text:span></text:p>
          </table:table-cell>
          <table:table-cell table:style-name="CardList.A2" office:value-type="string">
            <text:p text:style-name="P38">6</text:p>
          </table:table-cell>
          <table:table-cell table:style-name="CardList.F2" office:value-type="string">
            <text:p text:style-name="P28">6</text:p>
          </table:table-cell>
        </table:table-row>
        <table:table-row>
          <table:table-cell table:style-name="CardList.A2" office:value-type="string">
            <text:p text:style-name="P33">Insect Drone</text:p>
          </table:table-cell>
          <table:table-cell table:style-name="CardList.A2" office:value-type="string">
            <text:p text:style-name="P33">2</text:p>
          </table:table-cell>
          <table:table-cell table:style-name="CardList.A2" office:value-type="string">
            <text:p text:style-name="P33">Mecha</text:p>
          </table:table-cell>
          <table:table-cell table:style-name="CardList.A2" office:value-type="string">
            <text:p text:style-name="P46">Flight.</text:p>
          </table:table-cell>
          <table:table-cell table:style-name="CardList.A2" office:value-type="string">
            <text:p text:style-name="P33">1</text:p>
          </table:table-cell>
          <table:table-cell table:style-name="CardList.F2" office:value-type="string">
            <text:p text:style-name="P33">1</text:p>
          </table:table-cell>
        </table:table-row>
        <table:table-row>
          <table:table-cell table:style-name="CardList.A2" office:value-type="string">
            <text:p text:style-name="P34"><text:span text:style-name="T22">Wasp</text:span> Drone</text:p>
          </table:table-cell>
          <table:table-cell table:style-name="CardList.A2" office:value-type="string">
            <text:p text:style-name="P34">3</text:p>
          </table:table-cell>
          <table:table-cell table:style-name="CardList.A2" office:value-type="string">
            <text:p text:style-name="P34">Mecha</text:p>
          </table:table-cell>
          <table:table-cell table:style-name="CardList.A2" office:value-type="string">
            <text:p text:style-name="P56">Flight.</text:p>
            <text:p text:style-name="P56">When this mecha attacks, the target can't <text:span text:style-name="T26">attack</text:span> next turn.</text:p>
          </table:table-cell>
          <table:table-cell table:style-name="CardList.A2" office:value-type="string">
            <text:p text:style-name="P34">1</text:p>
          </table:table-cell>
          <table:table-cell table:style-name="CardList.F2" office:value-type="string">
            <text:p text:style-name="P34">1</text:p>
          </table:table-cell>
        </table:table-row>
        <table:table-row>
          <table:table-cell table:style-name="CardList.A2" office:value-type="string">
            <text:p text:style-name="P40">Magpie Drone</text:p>
          </table:table-cell>
          <table:table-cell table:style-name="CardList.A2" office:value-type="string">
            <text:p text:style-name="P40">3</text:p>
          </table:table-cell>
          <table:table-cell table:style-name="CardList.A2" office:value-type="string">
            <text:p text:style-name="P40">Mecha</text:p>
          </table:table-cell>
          <table:table-cell table:style-name="CardList.A2" office:value-type="string">
            <text:p text:style-name="P58">Flight.</text:p>
            <text:p text:style-name="P58">When this mecha attacks, the target <text:span text:style-name="T26">must move</text:span> next turn.</text:p>
          </table:table-cell>
          <table:table-cell table:style-name="CardList.A2" office:value-type="string">
            <text:p text:style-name="P40">1</text:p>
          </table:table-cell>
          <table:table-cell table:style-name="CardList.F2" office:value-type="string">
            <text:p text:style-name="P40">1</text:p>
          </table:table-cell>
        </table:table-row>
        <table:table-row>
          <table:table-cell table:style-name="CardList.A2" office:value-type="string">
            <text:p text:style-name="P23"><text:span text:style-name="T11">Attack</text:span> Orders</text:p>
          </table:table-cell>
          <table:table-cell table:style-name="CardList.A2" office:value-type="string">
            <text:p text:style-name="P23"/>
          </table:table-cell>
          <table:table-cell table:style-name="CardList.A2" office:value-type="string">
            <text:p text:style-name="P23">Command</text:p>
          </table:table-cell>
          <table:table-cell table:style-name="CardList.A2" office:value-type="string">
            <text:p text:style-name="P51">One <text:span text:style-name="T16">mecha</text:span> you control can attack <text:span text:style-name="T16">an extra time</text:span> this turn.</text:p>
          </table:table-cell>
          <table:table-cell table:style-name="CardList.A2" office:value-type="string">
            <text:p text:style-name="P23"/>
          </table:table-cell>
          <table:table-cell table:style-name="CardList.F2" office:value-type="string">
            <text:p text:style-name="P23"/>
          </table:table-cell>
        </table:table-row>
        <table:table-row>
          <table:table-cell table:style-name="CardList.A2" office:value-type="string">
            <text:p text:style-name="P27">Marching Orders</text:p>
          </table:table-cell>
          <table:table-cell table:style-name="CardList.A2" office:value-type="string">
            <text:p text:style-name="P23"/>
          </table:table-cell>
          <table:table-cell table:style-name="CardList.A2" office:value-type="string">
            <text:p text:style-name="P27">Command</text:p>
          </table:table-cell>
          <table:table-cell table:style-name="CardList.A2" office:value-type="string">
            <text:p text:style-name="P55">One <text:span text:style-name="T16">m</text:span>echa you control can move <text:span text:style-name="T16">an extra space</text:span> this turn.</text:p>
          </table:table-cell>
          <table:table-cell table:style-name="CardList.A2" office:value-type="string">
            <text:p text:style-name="P23"/>
          </table:table-cell>
          <table:table-cell table:style-name="CardList.F2" office:value-type="string">
            <text:p text:style-name="P23"/>
          </table:table-cell>
        </table:table-row>
        <table:table-row>
          <table:table-cell table:style-name="CardList.A2" office:value-type="string">
            <text:p text:style-name="P40">Ramp Orders</text:p>
          </table:table-cell>
          <table:table-cell table:style-name="CardList.A2" office:value-type="string">
            <text:p text:style-name="P23"/>
          </table:table-cell>
          <table:table-cell table:style-name="CardList.A2" office:value-type="string">
            <text:p text:style-name="P40">Command</text:p>
          </table:table-cell>
          <table:table-cell table:style-name="CardList.A2" office:value-type="string">
            <text:p text:style-name="P58">One mecha you control gains Reach this turn.</text:p>
          </table:table-cell>
          <table:table-cell table:style-name="CardList.A2" office:value-type="string">
            <text:p text:style-name="P23"/>
          </table:table-cell>
          <table:table-cell table:style-name="CardList.F2" office:value-type="string">
            <text:p text:style-name="P23"/>
          </table:table-cell>
        </table:table-row>
        <table:table-row>
          <table:table-cell table:style-name="CardList.A2" office:value-type="string">
            <text:p text:style-name="P23">Virus</text:p>
          </table:table-cell>
          <table:table-cell table:style-name="CardList.A2" office:value-type="string">
            <text:p text:style-name="P23"/>
          </table:table-cell>
          <table:table-cell table:style-name="CardList.A2" office:value-type="string">
            <text:p text:style-name="P23">Command</text:p>
          </table:table-cell>
          <table:table-cell table:style-name="CardList.A2" office:value-type="string">
            <text:p text:style-name="P51">Sacrifice a <text:span text:style-name="T8">Tower</text:span> you control: One <text:span text:style-name="T16">mecha</text:span> <text:span text:style-name="T16">an</text:span> opponent controls can't attack this turn.</text:p>
          </table:table-cell>
          <table:table-cell table:style-name="CardList.A2" office:value-type="string">
            <text:p text:style-name="P23"/>
          </table:table-cell>
          <table:table-cell table:style-name="CardList.F2" office:value-type="string">
            <text:p text:style-name="P23"/>
          </table:table-cell>
        </table:table-row>
        <table:table-row>
          <table:table-cell table:style-name="CardList.A2" office:value-type="string">
            <text:p text:style-name="P23">Tunnel Warfare</text:p>
          </table:table-cell>
          <table:table-cell table:style-name="CardList.A2" office:value-type="string">
            <text:p text:style-name="P23"/>
          </table:table-cell>
          <table:table-cell table:style-name="CardList.A2" office:value-type="string">
            <text:p text:style-name="P23">Command</text:p>
          </table:table-cell>
          <table:table-cell table:style-name="CardList.A2" office:value-type="string">
            <text:p text:style-name="P52">Discard another card from your hand. If you do, any one <text:span text:style-name="T16">m</text:span>echa you control can move <text:span text:style-name="T16">an extra space</text:span> this turn.</text:p>
          </table:table-cell>
          <table:table-cell table:style-name="CardList.A2" office:value-type="string">
            <text:p text:style-name="P23"/>
          </table:table-cell>
          <table:table-cell table:style-name="CardList.F2" office:value-type="string">
            <text:p text:style-name="P23"/>
          </table:table-cell>
        </table:table-row>
        <table:table-row>
          <table:table-cell table:style-name="CardList.A2" office:value-type="string">
            <text:p text:style-name="P25">Road <text:span text:style-name="T16">Works</text:span></text:p>
          </table:table-cell>
          <table:table-cell table:style-name="CardList.A2" office:value-type="string">
            <text:p text:style-name="P23"/>
          </table:table-cell>
          <table:table-cell table:style-name="CardList.A2" office:value-type="string">
            <text:p text:style-name="P25">Command</text:p>
          </table:table-cell>
          <table:table-cell table:style-name="CardList.A2" office:value-type="string">
            <text:p text:style-name="P50">Play this card on the battlefield with 2 time counters on it. <text:span text:style-name="T17">At the beginning of your main phase, if there are no time counters on this card, neighbouring mechas gain Speed 3.</text:span></text:p>
          </table:table-cell>
          <table:table-cell table:style-name="CardList.A2" office:value-type="string">
            <text:p text:style-name="P23"/>
          </table:table-cell>
          <table:table-cell table:style-name="CardList.F2" office:value-type="string">
            <text:p text:style-name="P23"/>
          </table:table-cell>
        </table:table-row>
        <table:table-row>
          <table:table-cell table:style-name="CardList.A2" office:value-type="string">
            <text:p text:style-name="P28">Espionage</text:p>
          </table:table-cell>
          <table:table-cell table:style-name="CardList.A2" office:value-type="string">
            <text:p text:style-name="P23"/>
          </table:table-cell>
          <table:table-cell table:style-name="CardList.A2" office:value-type="string">
            <text:p text:style-name="P28">Command</text:p>
          </table:table-cell>
          <table:table-cell table:style-name="CardList.A2" office:value-type="string">
            <text:p text:style-name="P52">Look at <text:span text:style-name="T9">any one</text:span> player's hand, <text:span text:style-name="T16">then</text:span> <text:span text:style-name="T16">d</text:span>raw a card.</text:p>
          </table:table-cell>
          <table:table-cell table:style-name="CardList.A2" office:value-type="string">
            <text:p text:style-name="P23"/>
          </table:table-cell>
          <table:table-cell table:style-name="CardList.F2" office:value-type="string">
            <text:p text:style-name="P23"/>
          </table:table-cell>
        </table:table-row>
        <table:table-row>
          <table:table-cell table:style-name="CardList.A2" office:value-type="string">
            <text:p text:style-name="P28">Ironhide</text:p>
          </table:table-cell>
          <table:table-cell table:style-name="CardList.A2" office:value-type="string">
            <text:p text:style-name="P23"/>
          </table:table-cell>
          <table:table-cell table:style-name="CardList.A2" office:value-type="string">
            <text:p text:style-name="P28">Command</text:p>
          </table:table-cell>
          <table:table-cell table:style-name="CardList.A2" office:value-type="string">
            <text:p text:style-name="P42">Put two Armour counters on any mecha in your entry zone. </text:p>
          </table:table-cell>
          <table:table-cell table:style-name="CardList.A2" office:value-type="string">
            <text:p text:style-name="P23"/>
          </table:table-cell>
          <table:table-cell table:style-name="CardList.F2" office:value-type="string">
            <text:p text:style-name="P23"/>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23:55:23.722000000</meta:creation-date>
    <dc:date>2016-05-06T19:27:02.444000000</dc:date>
    <meta:editing-duration>PT17H36M12S</meta:editing-duration>
    <meta:editing-cycles>56</meta:editing-cycles>
    <meta:generator>LibreOffice/5.0.4.2$Windows_x86 LibreOffice_project/2b9802c1994aa0b7dc6079e128979269cf95bc78</meta:generator>
    <meta:document-statistic meta:table-count="1" meta:image-count="0" meta:object-count="0" meta:page-count="4" meta:paragraph-count="178" meta:word-count="1147" meta:character-count="6275" meta:non-whitespace-character-count="5308"/>
  </office:meta>
</office:document-meta>
</file>